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127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1.2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end-shape="id4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5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6" draw:start-glue-point="3" draw:end-shape="id5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7" draw:start-glue-point="3" draw:end-shape="id6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4" draw:id="id4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4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6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5" draw:start-glue-point="1" draw:end-shape="id8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7" draw:start-glue-point="1" draw:end-shape="id9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9" draw:start-glue-point="2" svg:d="M19620 7833v1317h-101v1319" svg:viewBox="0 0 102 2637">
          <text:p/>
        </draw:connector>
        <draw:custom-shape draw:style-name="gr3" draw:text-style-name="P1" xml:id="id10" draw:id="id10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1" draw:id="id11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0" draw:start-glue-point="1" draw:end-shape="id4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1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1" draw:start-glue-point="3" draw:end-shape="id10" draw:end-glue-point="3" svg:d="M5459 13049v1870h2462" svg:viewBox="0 0 2463 1871">
          <text:p/>
        </draw:connector>
        <draw:frame draw:style-name="gr12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3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4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5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6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7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8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19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8" draw:id="id8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2" draw:id="id12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3" draw:text-style-name="P7" draw:layer="layout" svg:x1="6.416cm" svg:y1="10.562cm" svg:x2="6.416cm" svg:y2="13.365cm">
          <text:p/>
        </draw:line>
        <draw:frame draw:style-name="gr24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25" draw:text-style-name="P7" draw:layer="layout" svg:x1="4.284cm" svg:y1="9.785cm" svg:x2="2.464cm" svg:y2="9.803cm">
            <text:p/>
          </draw:line>
          <draw:line draw:style-name="gr25" draw:text-style-name="P7" draw:layer="layout" svg:x1="4.286cm" svg:y1="9.776cm" svg:x2="2.466cm" svg:y2="9.794cm">
            <text:p/>
          </draw:line>
          <draw:line draw:style-name="gr25" draw:text-style-name="P7" draw:layer="layout" svg:x1="2.962cm" svg:y1="10.186cm" svg:x2="3.866cm" svg:y2="10.186cm">
            <text:p/>
          </draw:line>
          <draw:line draw:style-name="gr25" draw:text-style-name="P7" draw:layer="layout" svg:x1="3.205cm" svg:y1="10.529cm" svg:x2="3.64cm" svg:y2="10.529cm">
            <text:p/>
          </draw:line>
          <draw:line draw:style-name="gr25" draw:text-style-name="P7" draw:layer="layout" svg:x1="3.399cm" svg:y1="9.76cm" svg:x2="3.406cm" svg:y2="8.875cm">
            <text:p/>
          </draw:line>
        </draw:g>
        <draw:connector draw:style-name="gr26" draw:text-style-name="P5" draw:layer="layout" draw:line-skew="1.485cm 0.692cm" svg:x1="5.263cm" svg:y1="8.875cm" svg:x2="3.375cm" svg:y2="8.875cm" draw:start-shape="id12" draw:start-glue-point="6" draw:end-shape="id13" draw:end-glue-point="0" svg:d="M5263 8875h-1864-24" svg:viewBox="0 0 1889 1">
          <text:p/>
        </draw:connector>
        <draw:frame draw:style-name="gr27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28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29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0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1" draw:text-style-name="P6" draw:layer="layout" svg:width="1.722cm" svg:height="1.109cm" svg:x="4.908cm" svg:y="14.919cm">
          <draw:text-box>
            <text:p><text:span text:style-name="T5">N7</text:span></text:p>
          </draw:text-box>
        </draw:frame>
        <draw:frame draw:style-name="gr32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3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4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4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5" draw:text-style-name="P11" draw:layer="layout" svg:width="1.566cm" svg:height="1.114cm" svg:x="2.809cm" svg:y="4.355cm">
          <draw:text-box>
            <text:p><text:span text:style-name="T8">V</text:span><text:span text:style-name="T9">s</text:span></text:p>
          </draw:text-box>
        </draw:frame>
        <draw:line draw:style-name="gr23" draw:text-style-name="P7" draw:layer="layout" svg:x1="10.927cm" svg:y1="7.865cm" svg:x2="7.922cm" svg:y2="7.865cm">
          <text:p/>
        </draw:line>
        <draw:line draw:style-name="gr23" draw:text-style-name="P7" draw:layer="layout" svg:x1="7.923cm" svg:y1="4.097cm" svg:x2="11.053cm" svg:y2="4.097cm">
          <text:p/>
        </draw:line>
        <draw:line draw:style-name="gr23" draw:text-style-name="P7" draw:layer="layout" svg:x1="7.376cm" svg:y1="7.36cm" svg:x2="7.376cm" svg:y2="4.623cm">
          <text:p/>
        </draw:line>
        <draw:frame draw:style-name="gr35" draw:text-style-name="P11" draw:layer="layout" svg:width="3.575cm" svg:height="1.114cm" svg:x="20.707cm" svg:y="6.719cm">
          <draw:text-box>
            <text:p text:style-name="P12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3" draw:text-style-name="P7" draw:layer="layout" svg:x1="14.891cm" svg:y1="7.833cm" svg:x2="18.021cm" svg:y2="7.833cm">
          <text:p/>
        </draw:line>
        <draw:line draw:style-name="gr23" draw:text-style-name="P7" draw:layer="layout" svg:x1="17.617cm" svg:y1="4.324cm" svg:x2="14.612cm" svg:y2="4.324cm">
          <text:p/>
        </draw:line>
        <draw:line draw:style-name="gr23" draw:text-style-name="P7" draw:layer="layout" svg:x1="11.943cm" svg:y1="4.622cm" svg:x2="11.943cm" svg:y2="7.425cm">
          <text:p/>
        </draw:line>
        <draw:line draw:style-name="gr23" draw:text-style-name="P7" draw:layer="layout" svg:x1="7.667cm" svg:y1="13.831cm" svg:x2="10.797cm" svg:y2="13.831cm">
          <text:p/>
        </draw:line>
        <draw:line draw:style-name="gr23" draw:text-style-name="P7" draw:layer="layout" svg:x1="10.961cm" svg:y1="13.123cm" svg:x2="10.961cm" svg:y2="10.386cm">
          <text:p/>
        </draw:line>
        <draw:frame draw:style-name="gr36" draw:text-style-name="P13" draw:layer="layout" svg:width="2.076cm" svg:height="0.962cm" svg:x="21.778cm" svg:y="5.251cm">
          <draw:text-box>
            <text:p>G<text:span text:style-name="T10">1</text:span></text:p>
          </draw:text-box>
        </draw:frame>
        <draw:frame draw:style-name="gr36" draw:text-style-name="P13" draw:layer="layout" svg:width="2.076cm" svg:height="0.962cm" svg:x="13.781cm" svg:y="12.37cm">
          <draw:text-box>
            <text:p><text:span text:style-name="T11">H</text:span><text:span text:style-name="T10">1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11</meta:editing-cycles>
    <meta:creation-date>2014-07-21T10:31:21</meta:creation-date>
    <dc:date>2021-04-06T17:46:25.433217481</dc:date>
    <meta:editing-duration>P1DT10H46M23S</meta:editing-duration>
    <meta:generator>LibreOffice/6.4.6.2$Linux_X86_64 LibreOffice_project/40$Build-2</meta:generator>
    <meta:document-statistic meta:object-count="10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